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4. Actividades entregables</text:span></text:p>
      <text:p text:style-name="P1"><draw:frame draw:style-name="fr1" draw:name="image2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5">2. </text:span><text:a xlink:type="simple" xlink:href="#_vyhbfp4t666x" text:style-name="Index_20_Link" text:visited-style-name="Index_20_Link"><text:span text:style-name="T9">Entrega</text:span></text:a><text:span text:style-name="T9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6">UD04. Actividades entregables</text:span></text:p>
      <text:list xml:id="list1222168115" text:style-name="WWNum1">
        <text:list-item>
          <text:p text:style-name="P22"><text:bookmark text:name="_dbh0n1vac4c8"/>Introducción</text:p>
        </text:list-item>
      </text:list>
      <text:p text:style-name="P10">En esta unidad debes realizar el primer caso práctico (imagen con nano) y subirlo a Docker Hub. Después, demostrar con alguna captura/s de las partes finales, que se ha realizado el segundo o tercer caso práctico. </text:p>
      <text:list xml:id="list112757735955738" text:continue-numbering="true" text:style-name="WWNum1">
        <text:list-item>
          <text:p text:style-name="P22"><text:bookmark text:name="_vyhbfp4t666x"/>Entrega</text:p>
        </text:list-item>
      </text:list>
      <text:p text:style-name="P10">Deberás entregar en la tarea un documento que incluya un texto donde se indique la URL de tu repositorio público creado y tras ello, capturas demostrando la realización del otro caso práctico seleccion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Actividades entregables</text:span></text:p>
      </style:header>
      <style:footer>
        <text:p text:style-name="MP4"><text:span text:style-name="MT1">Curso Introducción a Docker<text:tab/><text:tab/>UD04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1" meta:word-count="182" meta:character-count="1160" meta:non-whitespace-character-count="992"/>
    <meta:generator>LibreOfficeDev/6.0.5.2$Linux_X86_64 LibreOffice_project/</meta:generator>
  </office:meta>
</office:document-meta>
</file>